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531" officeooo:paragraph-rsid="00158531"/>
    </style:style>
    <style:style style:name="P2" style:family="paragraph" style:parent-style-name="Standard">
      <style:text-properties officeooo:rsid="0017036a" officeooo:paragraph-rsid="0017036a"/>
    </style:style>
    <style:style style:name="P3" style:family="paragraph" style:parent-style-name="Standard">
      <style:text-properties officeooo:rsid="0017036a" officeooo:paragraph-rsid="0018d9e7"/>
    </style:style>
    <style:style style:name="P4" style:family="paragraph" style:parent-style-name="Standard">
      <style:text-properties officeooo:rsid="00177e59" officeooo:paragraph-rsid="00177e59"/>
    </style:style>
    <style:style style:name="P5" style:family="paragraph" style:parent-style-name="Standard">
      <style:text-properties officeooo:rsid="00178a6e" officeooo:paragraph-rsid="00158531"/>
    </style:style>
    <style:style style:name="P6" style:family="paragraph" style:parent-style-name="Standard">
      <style:text-properties officeooo:rsid="0018d9e7" officeooo:paragraph-rsid="0018d9e7"/>
    </style:style>
    <style:style style:name="T1" style:family="text">
      <style:text-properties officeooo:rsid="00178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ry:</text:p>
      <text:p text:style-name="P5"/>
      <text:p text:style-name="P6">Natural Language:</text:p>
      <text:p text:style-name="P6"/>
      <text:p text:style-name="P6">Artificial Language: </text:p>
      <text:p text:style-name="P2"/>
      <text:p text:style-name="P6">NLU: Natural Language Understanding is the computers attempt to produce a useful representation of some inputted language</text:p>
      <text:p text:style-name="P6"/>
      <text:p text:style-name="P6">NLG: Natural language generation is the creation of natural seeming language from structured data.</text:p>
      <text:p text:style-name="P6"/>
      <text:p text:style-name="P3">Word2Vec <text:span text:style-name="T1">(Mikolov 2013)</text:span>: <text:span text:style-name="T1">Each word is embedded in to word vector that represents multiple dimensions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1:42:38.794656844</meta:creation-date>
    <dc:date>2019-05-08T20:38:40.180373134</dc:date>
    <meta:editing-duration>PT29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1" meta:character-count="367" meta:non-whitespace-character-count="321"/>
  </office:meta>
</office:document-meta>
</file>